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fo:background-color="transparent">
        <style:background-image/>
      </style:paragraph-properties>
      <style:text-properties style:font-name="Times New Roman"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start" style:justify-single-word="false" fo:background-color="transparent">
        <style:background-image/>
      </style:paragraph-properties>
    </style:style>
    <style:style style:name="P3" style:family="paragraph" style:parent-style-name="Standard">
      <style:paragraph-properties fo:text-align="start" style:justify-single-word="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background-image/>
      </style:paragraph-properties>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fo:background-color="transparent">
        <style:background-image/>
      </style:paragraph-properties>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text-align="start" style:justify-single-word="false" fo:background-color="transparent">
        <style:background-image/>
      </style:paragraph-properties>
      <style:text-properties style:font-name="Times New Roman"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justify" style:justify-single-word="false" fo:background-color="transparent">
        <style:background-image/>
      </style:paragraph-properties>
      <style:text-properties style:font-name="Times New Roman" fo:font-size="16pt" style:text-underline-style="none" fo:font-weight="bold" style:font-size-asian="16pt" style:font-weight-asian="bold" style:font-size-complex="16pt" style:font-weight-complex="bold"/>
    </style:style>
    <style:style style:name="P9" style:family="paragraph" style:parent-style-name="Standard">
      <style:paragraph-properties fo:text-align="start" style:justify-single-word="false" fo:background-color="transparent">
        <style:background-image/>
      </style:paragraph-properties>
      <style:text-properties style:font-name="Times New Roman" fo:font-size="16pt" style:text-underline-style="none" fo:font-weight="normal" style:font-size-asian="16pt" style:font-weight-asian="normal" style:font-size-complex="16pt" style:font-weight-complex="normal"/>
    </style:style>
    <style:style style:name="P10" style:family="paragraph" style:parent-style-name="Standard">
      <style:paragraph-properties fo:text-align="start" style:justify-single-word="false" fo:background-color="transparent">
        <style:background-image/>
      </style:paragraph-properties>
      <style:text-properties style:font-name="Times New Roman" fo:font-size="18pt" style:text-underline-style="none" fo:font-weight="bold" style:font-size-asian="18pt" style:font-weight-asian="bold" style:font-size-complex="18pt" style:font-weight-complex="bold"/>
    </style:style>
    <style:style style:name="P11" style:family="paragraph" style:parent-style-name="Standard">
      <style:paragraph-properties fo:text-align="center" style:justify-single-word="false" fo:background-color="transparent">
        <style:background-image/>
      </style:paragraph-properties>
      <style:text-properties style:font-name="Times New Roman" fo:font-size="36pt" style:text-underline-style="none" fo:font-weight="bold" style:font-size-asian="36pt" style:font-weight-asian="bold" style:font-size-complex="36pt" style:font-weight-complex="bold"/>
    </style:style>
    <style:style style:name="P12" style:family="paragraph" style:parent-style-name="Standard">
      <style:paragraph-properties fo:text-align="start" style:justify-single-word="false" fo:background-color="transparent">
        <style:background-image/>
      </style:paragraph-properties>
      <style:text-properties style:font-name="Times New Roman" fo:font-size="26pt" style:text-underline-style="none" fo:font-weight="bold" style:font-size-asian="26pt" style:font-weight-asian="bold" style:font-size-complex="26pt" style:font-weight-complex="bold"/>
    </style:style>
    <style:style style:name="P13" style:family="paragraph" style:parent-style-name="Standard">
      <style:paragraph-properties fo:text-align="justify" style:justify-single-word="false" fo:background-color="transparent">
        <style:background-image/>
      </style:paragraph-properties>
    </style:style>
    <style:style style:name="P14" style:family="paragraph" style:parent-style-name="Standard">
      <style:paragraph-properties fo:text-align="start" style:justify-single-word="false" fo:background-color="transparent">
        <style:background-image/>
      </style:paragraph-properties>
      <style:text-properties fo:font-size="16pt" fo:font-weight="bold" style:font-size-asian="16pt" style:font-weight-asian="bold" style:font-size-complex="16pt" style:font-weight-complex="bold"/>
    </style:style>
    <style:style style:name="P15" style:family="paragraph" style:parent-style-name="Heading_20_2">
      <style:paragraph-properties fo:text-align="justify" style:justify-single-word="false" fo:background-color="transparent">
        <style:background-image/>
      </style:paragraph-properties>
      <style:text-properties fo:font-size="16pt" fo:font-weight="bold" style:font-size-asian="16pt" style:font-weight-asian="bold" style:font-size-complex="16pt" style:font-weight-complex="bold"/>
    </style:style>
    <style:style style:name="P16" style:family="paragraph" style:parent-style-name="Heading_20_2">
      <style:paragraph-properties fo:text-align="start" style:justify-single-word="false" fo:background-color="transparent">
        <style:background-image/>
      </style:paragraph-properties>
      <style:text-properties fo:font-size="16pt" fo:font-weight="bold" style:font-size-asian="16pt" style:font-weight-asian="bold" style:font-size-complex="16pt" style:font-weight-complex="bold"/>
    </style:style>
    <style:style style:name="P17" style:family="paragraph" style:parent-style-name="Heading_20_2">
      <style:paragraph-properties fo:text-align="start" style:justify-single-word="false" fo:background-color="transparent">
        <style:background-image/>
      </style:paragraph-properties>
      <style:text-properties style:font-name="Times New Roman" fo:font-size="16pt" style:text-underline-style="none" fo:font-weight="normal" style:font-size-asian="16pt" style:font-weight-asian="normal" style:font-size-complex="16pt" style:font-weight-complex="normal"/>
    </style:style>
    <style:style style:name="P18" style:family="paragraph" style:parent-style-name="Heading_20_3">
      <style:paragraph-properties fo:text-align="start" style:justify-single-word="false" fo:background-color="transparent">
        <style:background-image/>
      </style:paragraph-properties>
      <style:text-properties style:font-name="Times New Roman" fo:font-size="16pt" style:text-underline-style="none" fo:font-weight="bold" style:font-size-asian="16pt" style:font-weight-asian="bold" style:font-size-complex="16pt" style:font-weight-complex="bold"/>
    </style:style>
    <style:style style:name="P19" style:family="paragraph" style:parent-style-name="Text_20_body">
      <style:paragraph-properties fo:margin-top="0cm" fo:margin-bottom="0cm" fo:text-align="start" style:justify-single-word="false"/>
    </style:style>
    <style:style style:name="P20" style:family="paragraph" style:parent-style-name="Text_20_body">
      <style:paragraph-properties fo:margin-top="0cm" fo:margin-bottom="0cm" fo:text-align="justify" style:justify-single-word="false" fo:background-color="transparent">
        <style:background-image/>
      </style:paragraph-properties>
      <style:text-properties style:font-name="Times New Roman" fo:font-size="16pt" style:text-underline-style="none" fo:font-weight="bold" style:font-size-asian="16pt" style:font-weight-asian="bold" style:font-size-complex="16pt" style:font-weight-complex="bold"/>
    </style:style>
    <style:style style:name="P21" style:family="paragraph" style:parent-style-name="Standard">
      <style:text-properties style:font-name="Times New Roman"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fo:background-color="#999999">
        <style:background-image/>
      </style:paragraph-properties>
      <style:text-properties fo:color="#ff0000" style:font-name="Times New Roman" fo:font-size="16pt" fo:font-weight="bold" style:font-size-asian="16pt" style:font-weight-asian="bold" style:font-size-complex="16pt" style:font-weight-complex="bold"/>
    </style:style>
    <style:style style:name="P23" style:family="paragraph" style:parent-style-name="Standard">
      <style:paragraph-properties fo:text-align="start" style:justify-single-word="false" fo:background-color="#999999">
        <style:background-image/>
      </style:paragraph-properties>
      <style:text-properties fo:color="#000000" style:font-name="Times New Roman" fo:font-size="16pt" fo:font-weight="bold" style:font-size-asian="16pt" style:font-weight-asian="bold" style:font-size-complex="16pt" style:font-weight-complex="bold"/>
    </style:style>
    <style:style style:name="P24" style:family="paragraph" style:parent-style-name="Standard">
      <style:paragraph-properties fo:text-align="start" style:justify-single-word="false" fo:background-color="#999999">
        <style:background-image/>
      </style:paragraph-properties>
      <style:text-properties style:font-name="Times New Roman"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fo:background-color="#999999">
        <style:background-image/>
      </style:paragraph-properties>
      <style:text-properties style:font-name="Times New Roman" fo:font-size="16pt" fo:font-weight="bold" style:font-size-asian="16pt" style:font-weight-asian="bold" style:font-size-complex="16pt" style:font-weight-complex="bold"/>
    </style:style>
    <style:style style:name="P26" style:family="paragraph" style:parent-style-name="Standard" style:list-style-name="L1">
      <style:paragraph-properties fo:text-align="start" style:justify-single-word="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27" style:family="paragraph" style:parent-style-name="Standard" style:list-style-name="L1">
      <style:paragraph-properties fo:text-align="start" style:justify-single-word="false" fo:background-color="transparent">
        <style:background-image/>
      </style:paragraph-properties>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28" style:family="paragraph" style:parent-style-name="Standard">
      <style:paragraph-properties fo:text-align="start" style:justify-single-word="false" fo:background-color="transparent">
        <style:background-image/>
      </style:paragraph-properties>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size="26pt" style:font-size-asian="26pt" style:font-size-complex="26pt"/>
    </style:style>
    <style:style style:name="T4" style:family="text">
      <style:text-properties fo:font-size="26pt" style:text-underline-style="none" style:font-size-asian="26pt" style:font-size-complex="26pt"/>
    </style:style>
    <style:style style:name="T5" style:family="text">
      <style:text-properties style:text-underline-style="solid" style:text-underline-width="auto" style:text-underline-color="font-color"/>
    </style:style>
    <style:style style:name="T6" style:family="text">
      <style:text-properties style:font-name="Times New Roman" fo:font-size="16pt" style:text-underline-style="none" fo:font-weight="bold" style:font-size-asian="16pt" style:font-weight-asian="bold" style:font-size-complex="16pt" style:font-weight-complex="bold"/>
    </style:style>
    <style:style style:name="T7" style:family="text">
      <style:text-properties style:font-name="Times New Roman" fo:font-size="16pt" fo:font-weight="bold" style:font-size-asian="16pt" style:font-weight-asian="bold" style:font-size-complex="16pt" style:font-weight-complex="bold"/>
    </style:style>
    <style:style style:name="T8" style:family="text">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style:text-underline-style="non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98%" draw:color-mode="standard" style:flow-with-text="false"/>
    </style:style>
    <style:style style:name="fr2" style:family="graphic" style:parent-style-name="Graphics">
      <style:graphic-properties fo:margin-left="0cm" fo:margin-right="0cm" fo:margin-top="0.794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auto-grow-height="false" fo:wrap-option="wrap"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text:s/></text:p>
      <text:p text:style-name="P23"/>
      <text:p text:style-name="P23"><text:s text:c="28"/><text:span text:style-name="T10"><text:s/></text:span><text:span text:style-name="T4">WORLD <text:s/>WAR <text:s/>2</text:span><text:span text:style-name="T10"> </text:span></text:p>
      <text:p text:style-name="P22"/>
      <text:p text:style-name="P24"><text:span text:style-name="T2"><text:s text:c="30"/></text:span><text:span text:style-name="T2"><draw:frame draw:style-name="fr1" draw:name="graphics1" text:anchor-type="as-char" svg:y="-8.216cm" svg:width="7.047cm" svg:height="7.502cm" draw:z-index="0"><draw:image xlink:href="http://www.english-online.at/history/world-war-2/mushroom-cloud-over-nagasaki.jpg" xlink:type="simple" xlink:show="embed" xlink:actuate="onLoad"/></draw:frame></text:span><text:bookmark text:name="irc_mi"/><text:span text:style-name="T2"> <text:s text:c="4"/></text:span></text:p>
      <text:p text:style-name="P22"><text:s text:c="3"/></text:p>
      <text:p text:style-name="P24"><text:s text:c="13"/></text:p>
      <text:p text:style-name="P24"><text:s/><draw:frame draw:style-name="fr2" draw:name="graphics2" text:anchor-type="as-char" svg:y="-8.304cm" svg:width="16.542cm" svg:height="6.311cm" draw:z-index="1"><draw:image xlink:href="http://img.gawkerassets.com/img/1865mtowj240ajpg/k-bigpic.jpg" xlink:type="simple" xlink:show="embed" xlink:actuate="onLoad"/></draw:frame></text:p>
      <text:p text:style-name="P25">Done by Simran Kaur Sawhney </text:p>
      <text:p text:style-name="P24"/>
      <text:p text:style-name="P24"/>
      <text:p text:style-name="P24"/>
      <text:p text:style-name="P24"/>
      <text:p text:style-name="P3"><text:soft-page-break/></text:p>
      <text:p text:style-name="P21"><text:s text:c="39"/>TABLE OF CONTENTS </text:p>
      <text:p text:style-name="P3"/>
      <text:p text:style-name="P3"/>
      <text:list xml:id="list4387579213044092217" text:style-name="L1">
        <text:list-item>
          <text:p text:style-name="P26">What was the world war 2 about</text:p>
          <text:p text:style-name="P26"/>
        </text:list-item>
        <text:list-item>
          <text:p text:style-name="P26">Where did the children go</text:p>
          <text:p text:style-name="P26"/>
        </text:list-item>
        <text:list-item>
          <text:p text:style-name="P26">What happened in New Malden </text:p>
          <text:p text:style-name="P26"/>
        </text:list-item>
        <text:list-item>
          <text:p text:style-name="P26">What were the allied forces</text:p>
          <text:p text:style-name="P26"/>
        </text:list-item>
        <text:list-item>
          <text:p text:style-name="P26">What were the axis forces </text:p>
          <text:p text:style-name="P26"/>
        </text:list-item>
        <text:list-item>
          <text:p text:style-name="P26">What were the neutral forces</text:p>
          <text:p text:style-name="P26"/>
        </text:list-item>
        <text:list-item>
          <text:p text:style-name="P26"><text:s/>Hitler committed suicide <text:s text:c="2"/></text:p>
          <text:p text:style-name="P26"/>
        </text:list-item>
        <text:list-item>
          <text:p text:style-name="P26">Hope you learnt lots about world war 2</text:p>
          <text:p text:style-name="P26"/>
          <text:p text:style-name="P26"/>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20"/></text:p>
      <text:list xml:id="list40220826" text:continue-numbering="true" text:style-name="L1">
        <text:list-header>
          <text:p text:style-name="P27"><text:soft-page-break/><text:s text:c="2"/>WHAT WAS THE WORLD WAR 2 ABOUT</text:p>
        </text:list-header>
      </text:list>
      <text:p text:style-name="P4"/>
      <text:p text:style-name="P3">The world war 2 was started by the Nazis but we had to get involved because the Nazis did a horrible attack on Poland.</text:p>
      <text:p text:style-name="P3"/>
      <text:p text:style-name="P3"><text:s/></text:p>
      <text:p text:style-name="P3"/>
      <text:p text:style-name="P3"/>
      <text:p text:style-name="P3"/>
      <text:p text:style-name="P3"><draw:frame draw:style-name="fr3" draw:name="4AUAzapgS3kA0M:" text:anchor-type="as-char" svg:y="-6.403cm" svg:width="3.387cm" svg:height="2.54cm" draw:z-index="11"><draw:image xlink:href="https://encrypted-tbn0.gstatic.com/images?q=tbn:ANd9GcS_dIHgdEwhyFMVTv2eWTYdBgiOIJJhVbwM6-6z3HAgccL397J9HA" xlink:type="simple" xlink:show="embed" xlink:actuate="onLoad"/></draw:frame> </text:p>
      <text:p text:style-name="P2"><text:span text:style-name="T7">The world war 2 started on 1939 and ended on 1945. Hitler used to be a very big bully to everyone in Germany and other countries. He wanted to rule the world and show off his power. He conquered these countries: Poland, Denmark,</text:span><text:span text:style-name="T9">Belgium, the Netherlands, Luxembourg, France, Norway,</text:span> <text:span text:style-name="T9">Yugoslavia, Greece, Lithuania, Latvia, Estonia, Bylorussia and Ukraine.</text:span> <text:span text:style-name="T7"><text:s text:c="2"/></text:span></text:p>
      <text:p text:style-name="P3"/>
      <text:p text:style-name="P3"/>
      <text:p text:style-name="P3"><draw:frame draw:style-name="fr4" draw:name="pDcuxKmzMpgQ2M:" text:anchor-type="as-char" svg:width="7.038cm" svg:height="5.001cm" draw:z-index="12"><draw:image xlink:href="https://encrypted-tbn2.gstatic.com/images?q=tbn:ANd9GcSg1u1_8vgy1TQnyLmpMo96UzXMwfjVihlo7EB42qXxnu6ARf_m" xlink:type="simple" xlink:show="embed" xlink:actuate="onLoad"/></draw:frame> </text:p>
      <text:p text:style-name="P3">Hitler killed approximately 6 million people. </text:p>
      <text:p text:style-name="P3"/>
      <text:p text:style-name="P3"/>
      <text:p text:style-name="P3"><text:s text:c="19"/></text:p>
      <text:p text:style-name="P2"><text:soft-page-break/><text:span text:style-name="T7"><text:s text:c="4"/></text:span><text:s/><text:span text:style-name="T7"><text:s text:c="21"/></text:span><text:span text:style-name="T8"><text:s/></text:span></text:p>
      <text:p text:style-name="P7"><text:s text:c="20"/><text:span text:style-name="T5">WHERE DID THE CHILDERN GO </text:span></text:p>
      <text:p text:style-name="P7"/>
      <text:p text:style-name="P7"/>
      <text:p text:style-name="P7"/>
      <text:p text:style-name="P7"/>
      <text:p text:style-name="P7">The children would go to the countryside so they don't die. We call them evacuees. The women were about to go too but there wasn't enough space on the train so they risked their lives and let the children. When the children reach <text:s/>at the countryside they would be picked by a family to stay with until the war is over.</text:p>
      <text:p text:style-name="P7"><draw:custom-shape text:anchor-type="paragraph" draw:z-index="19" draw:style-name="gr3" draw:text-style-name="P29" svg:width="1.456cm" svg:height="1.165cm" svg:x="1.431cm" svg:y="0.399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draw:custom-shape text:anchor-type="paragraph" draw:z-index="14" draw:style-name="gr1" svg:width="3.176cm" svg:height="3.176cm" svg:x="3.097cm" svg:y="0.464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7"><draw:line text:anchor-type="paragraph" draw:z-index="15" draw:style-name="gr2" draw:text-style-name="P29" svg:x1="4.737cm" svg:y1="0.238cm" svg:x2="4.367cm" svg:y2="0.82cm"><text:p/></draw:line></text:p>
      <text:p text:style-name="P2"><draw:line text:anchor-type="paragraph" draw:z-index="16" draw:style-name="gr2" draw:text-style-name="P29" svg:x1="4.235cm" svg:y1="0.198cm" svg:x2="4.896cm" svg:y2="0.727cm"><text:p/></draw:line><text:span text:style-name="T6"> </text:span><text:s/>Some children </text:p>
      <text:p text:style-name="P2"><draw:line text:anchor-type="paragraph" draw:z-index="17" draw:style-name="gr2" draw:text-style-name="P29" svg:x1="4.897cm" svg:y1="0.078cm" svg:x2="4.394cm" svg:y2="0.687cm"><text:p/></draw:line> <text:s text:c="2"/>were heartbroken</text:p>
      <text:p text:style-name="P7"><draw:line text:anchor-type="paragraph" draw:z-index="18" draw:style-name="gr2" draw:text-style-name="P29" svg:x1="4.394cm" svg:y1="0.199cm" svg:x2="4.817cm" svg:y2="0.755cm"><text:p/></draw:line></text:p>
      <text:p text:style-name="P7"/>
      <text:p text:style-name="P7"/>
      <text:p text:style-name="P7"><text:s/>Some children got nice parents some got cruel par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s text:c="22"/><text:span text:style-name="T5">WHAT HAPPENED IN NEW MALDEN</text:span> </text:p>
      <text:p text:style-name="P13"><text:span text:style-name="T6">The <text:s/>first raid in New Malden was at 5:00 in the afternoon. The German aircraft </text:span><text:span text:style-name="T9">approached Malden from the South West and West in two groups through low broken cloud. They were not recognised as the enemy at first. The first bombs were dropped at 5.20pm. </text:span></text:p>
      <text:p text:style-name="P7"/>
      <text:h text:style-name="P15" text:outline-level="2">Saturday 18th September 2010</text:h>
      <text:p text:style-name="P20">On <text:span text:style-name="Strong_20_Emphasis"><text:span text:style-name="T1">Saturday 18th September 2010</text:span></text:span> at 2pm a service was held at Christ Church New Malden, to remember our civilians killed and injured in WW2 and celebrate the community that we have become.<text:line-break/>We had a fantastic turn out and the organising committee would like to thank everyone who played their part in making this such a wonderful community event.</text:p>
      <text:p text:style-name="P8"><text:s/></text:p>
      <text:p text:style-name="P2"><text:span text:style-name="T6"><text:s text:c="16"/></text:span><text:s/></text:p>
      <text:p text:style-name="P2"/>
      <text:p text:style-name="P2"><text:span text:style-name="T6"><text:s/></text:span><draw:frame draw:style-name="fr4" draw:name="graphics4" text:anchor-type="as-char" svg:width="6.879cm" svg:height="5.027cm" draw:z-index="13"><draw:image xlink:href="http://i.huffpost.com/gen/574139/thumbs/s-WORLD-WAR-TWO-GRENADE-large.jpg" xlink:type="simple" xlink:show="embed" xlink:actuate="onLoad"/></draw:frame><text:bookmark text:name="img_caption_1436536"/> </text:p>
      <text:p text:style-name="P7"><text:s/></text:p>
      <text:p text:style-name="P7"/>
      <text:p text:style-name="P7"/>
      <text:h text:style-name="P18" text:outline-level="3"><text:soft-page-break/><text:s text:c="19"/>WWII grenade found at New Malden school</text:h>
      <text:p text:style-name="P7"><text:s text:c="16"/><draw:frame draw:style-name="fr4" draw:name="graphics3" text:anchor-type="as-char" svg:width="12.118cm" svg:height="8.017cm" draw:z-index="2"><draw:image xlink:href="http://www.kingstonguardian.co.uk/resources/images/1975749.jpg?type=articleLandscape" xlink:type="simple" xlink:show="embed" xlink:actuate="onLoad"/></draw:frame> </text:p>
      <text:p text:style-name="P7"/>
      <text:p text:style-name="P9">In the month of April 2012, a hand grenade was found in Burlington Junior School. The gardener had found it in the allotment but Mrs Utting did say that there were no big bangs. Nobody got hurt at all.</text:p>
      <text:p text:style-name="P19"/>
      <text:h text:style-name="P16" text:outline-level="2"/>
      <text:p text:style-name="P14"/>
      <text:p text:style-name="P1"/>
      <text:h text:style-name="P17" text:outline-level="2"/>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 text:c="20"/><text:span text:style-name="T5">WHAT WERE THE ALLIED FORCES</text:span> </text:p>
      <text:p text:style-name="P7"/>
      <text:p text:style-name="P7"/>
      <text:p text:style-name="P7"/>
      <text:p text:style-name="P10">The allied forces are those people or countries that helped us in the World War 2. These are some of the countries: America, France, Japan, Russia...</text:p>
      <text:p text:style-name="P10"/>
      <text:p text:style-name="P10">We really thank them to help us especially the Americans.</text:p>
      <text:p text:style-name="P7"/>
      <text:p text:style-name="P7"/>
      <text:p text:style-name="P7"/>
      <text:p text:style-name="P7">We all celebrated by doing a swing dance and a girl and boy together and the boy is always the leader. We didn’t celebrate for long because we needed to fix everything. </text:p>
      <text:p text:style-name="P7"/>
      <text:p text:style-name="P7"/>
      <text:p text:style-name="P7"/>
      <text:p text:style-name="P2"><text:span text:style-name="T6"><text:s/></text:span><draw:frame draw:style-name="fr4" draw:name="Elp9tmQ_RtdMBM:" text:anchor-type="as-char" svg:width="7.435cm" svg:height="4.63cm" draw:z-index="3"><draw:image xlink:href="https://encrypted-tbn1.gstatic.com/images?q=tbn:ANd9GcQ2Io1JTT79PrFUazlWV_uVs-UZVt7hO6a3qiL_1XPnLiRdMV6W" xlink:type="simple" xlink:show="embed" xlink:actuate="onLoad"/></draw:frame> <text:s text:c="2"/><draw:frame draw:style-name="fr4" draw:name="iOmXj14SMmlyHM:" text:anchor-type="as-char" svg:width="5.609cm" svg:height="4.789cm" draw:z-index="4"><draw:image xlink:href="https://encrypted-tbn3.gstatic.com/images?q=tbn:ANd9GcSevQ50O2-ag6FMxCD-wcQEsnd83_KLbLZHXSlFnmt9Agyax0Dm" xlink:type="simple" xlink:show="embed" xlink:actuate="onLoad"/></draw:frame> </text:p>
      <text:p text:style-name="P7"/>
      <text:p text:style-name="P7"/>
      <text:p text:style-name="P2"><text:span text:style-name="T6"><draw:frame draw:style-name="fr4" draw:name="g9CRguzPGmLl_M:" text:anchor-type="as-char" svg:width="5.027cm" svg:height="5.027cm" draw:z-index="5"><draw:image xlink:href="https://encrypted-tbn1.gstatic.com/images?q=tbn:ANd9GcRyhwX3jhK8Yw0VPyuCRdImBYfFDaAgHzP5nMZAL0BbwTXdvoKe" xlink:type="simple" xlink:show="embed" xlink:actuate="onLoad"/></draw:frame></text:span><text:span text:style-name="T6"> </text:span><draw:frame draw:style-name="fr4" draw:name="iWBczIDN_KmoyM:" text:anchor-type="as-char" svg:width="7.011cm" svg:height="5.027cm" draw:z-index="6"><draw:image xlink:href="https://encrypted-tbn0.gstatic.com/images?q=tbn:ANd9GcR6s8zJtzB3CfCf-3497ld2ONFdmYGJOYJsnwWehDjW-xno0WZV" xlink:type="simple" xlink:show="embed" xlink:actuate="onLoad"/></draw:frame> </text:p>
      <text:p text:style-name="P2"><text:span text:style-name="T6"><text:s/></text:span><text:s/></text:p>
      <text:p text:style-name="P7"/>
      <text:p text:style-name="P7"/>
      <text:p text:style-name="P7"><text:soft-page-break/><text:s text:c="23"/><text:span text:style-name="T5">WHAT WERE THE AXIS FORCES</text:span></text:p>
      <text:p text:style-name="P7"/>
      <text:p text:style-name="P7"/>
      <text:p text:style-name="P7">The axis forces were the forces that were against us the main one was Germany.</text:p>
      <text:p text:style-name="P7"/>
      <text:p text:style-name="P7"/>
      <text:p text:style-name="P7">Hitler wanted to rule the world and he told the Nazis party to invade everyone. Hitler did a very bad thing invading Poland.</text:p>
      <text:p text:style-name="P7"/>
      <text:p text:style-name="P7"><text:s text:c="25"/></text:p>
      <text:p text:style-name="P7"><draw:frame draw:style-name="fr5" draw:name="5g7jC-Vek_NyqM:" text:anchor-type="as-char" svg:y="-17.087cm" svg:width="16.857cm" svg:height="10.194cm" draw:z-index="7"><draw:image xlink:href="https://encrypted-tbn3.gstatic.com/images?q=tbn:ANd9GcSSB6a7pNpHkjSjoPBRd7IyMYUp4tfZhsHId6aSORX-EOsoECL58Q" xlink:type="simple" xlink:show="embed" xlink:actuate="onLoad"/></draw:frame></text:p>
      <text:p text:style-name="P7"/>
      <text:p text:style-name="P7"><text:s text:c="17"/></text:p>
      <text:p text:style-name="P7"><text:soft-page-break/></text:p>
      <text:p text:style-name="P7"/>
      <text:p text:style-name="P7"><text:s text:c="17"/><text:span text:style-name="T5">WHAT ARE THE NEUTRAL FORCES</text:span></text:p>
      <text:p text:style-name="P7"/>
      <text:p text:style-name="P7"/>
      <text:p text:style-name="P7">The neutral forces were the countries that weren't involved in the war at all such as: Switzerland, Mexico, Brazil...</text:p>
      <text:p text:style-name="P7"/>
      <text:p text:style-name="P7"/>
      <text:p text:style-name="P7"><text:s/></text:p>
      <text:p text:style-name="P7"/>
      <text:p text:style-name="P7">Lots of people in the war tried to get to those countries but they couldn't because of the Nazis party.</text:p>
      <text:p text:style-name="P7"/>
      <text:p text:style-name="P7"/>
      <text:p text:style-name="P7"><text:s/></text:p>
      <text:p text:style-name="P2"><text:span text:style-name="T6"><draw:frame draw:style-name="fr4" draw:name="Uz6m-4_aHcpm1M:" text:anchor-type="as-char" svg:width="5.874cm" svg:height="5.503cm" draw:z-index="8"><draw:image xlink:href="https://encrypted-tbn2.gstatic.com/images?q=tbn:ANd9GcSNimuJ-u3aaOKGH9h2HX6Uw5C7L9pGt5TnEhXH4CZYcMyyZLJsTg" xlink:type="simple" xlink:show="embed" xlink:actuate="onLoad"/></draw:frame></text:span><text:span text:style-name="T6"> </text:span><draw:frame draw:style-name="fr4" draw:name="SKvNJMSS5UalWM:" text:anchor-type="as-char" svg:width="5.265cm" svg:height="5.265cm" draw:z-index="9"><draw:image xlink:href="https://encrypted-tbn1.gstatic.com/images?q=tbn:ANd9GcTd09xQfXpEFOLBgZtRyx1ZyvJgWwswK9PIHZqhAjIP-FU0VruG" xlink:type="simple" xlink:show="embed" xlink:actuate="onLoad"/></draw:frame> </text:p>
      <text:p text:style-name="P7"/>
      <text:p text:style-name="P2"><text:span text:style-name="T6"><text:s/></text:span><text:s text:c="2"/></text:p>
      <text:p text:style-name="P7"/>
      <text:p text:style-name="P7"><text:s/></text:p>
      <text:p text:style-name="P7"/>
      <text:p text:style-name="P7"/>
      <text:p text:style-name="P7"/>
      <text:p text:style-name="P7"><draw:frame draw:style-name="fr4" draw:name="-CZysoqmtve3xM:" text:anchor-type="as-char" svg:width="6.773cm" svg:height="4.207cm" draw:z-index="10"><draw:image xlink:href="https://encrypted-tbn2.gstatic.com/images?q=tbn:ANd9GcR5mKdyygtMRXsXlLl6qkRU4NU6IcYPKQbiEp-1ngfl7jq8Z6qEBQ" xlink:type="simple" xlink:show="embed" xlink:actuate="onLoad"/></draw:frame> </text:p>
      <text:p text:style-name="P7"><text:soft-page-break/><text:s/></text:p>
      <text:p text:style-name="P7"><text:s text:c="24"/><text:span text:style-name="T5">HITLER COMITTES SUICIDE</text:span></text:p>
      <text:p text:style-name="P7"><text:s text:c="2"/></text:p>
      <text:p text:style-name="P7"/>
      <text:p text:style-name="P7"/>
      <text:p text:style-name="P7">Most people think that Hitler committed suicide after surrendering. Nobody fully knows what happened to him. </text:p>
      <text:p text:style-name="P7"/>
      <text:p text:style-name="P7"/>
      <text:p text:style-name="P7"/>
      <text:p text:style-name="P7"/>
      <text:p text:style-name="P7">We are happy that men in that time did stuff for us and now we don’t have to in a war. <text:s/></text:p>
      <text:p text:style-name="P7"/>
      <text:p text:style-name="P7"/>
      <text:p text:style-name="P7"/>
      <text:p text:style-name="P7"/>
      <text:p text:style-name="P7"/>
      <text:p text:style-name="P7"><text:s text:c="15"/><text:span text:style-name="T3">WE APPRECIATE IT ALOT!</text:span></text:p>
      <text:p text:style-name="P7"/>
      <text:p text:style-name="P7"/>
      <text:p text:style-name="P7"/>
      <text:p text:style-name="P7"/>
      <text:p text:style-name="P7"/>
      <text:p text:style-name="P7"><text:s text:c="27"/></text:p>
      <text:p text:style-name="P7"><text:s text:c="1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HOPE YOU LEARNED ALOT ABOUT WORLD WAR 2!!!!!!!!!!!!!!!!!!!!!!!!!!!!!</text:p>
      <text:p text:style-name="P7"/>
      <text:p text:style-name="P7"/>
      <text:p text:style-name="P7"/>
      <text:p text:style-name="P7"/>
      <text:p text:style-name="P7"/>
      <text:p text:style-name="P7"/>
      <text:p text:style-name="P7"/>
      <text:p text:style-name="P7"/>
      <text:p text:style-name="P7"/>
      <text:p text:style-name="P7"><text:span text:style-name="T5">Source: Internet/ Knowledge</text:span> </text:p>
      <text:p text:style-name="P12"/>
      <text:p text:style-name="P7"/>
      <text:p text:style-name="P7"/>
      <text:p text:style-name="P7"><text:s text:c="32"/></text:p>
      <text:p text:style-name="P7"/>
      <text:p text:style-name="P6"/>
      <text:p text:style-name="P5"/>
      <text:p text:style-name="P7"/>
      <text:p text:style-name="P7"/>
      <text:p text:style-name="P7"><text:s text:c="19"/></text:p>
      <text:p text:style-name="P7"><text:s/></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 text:c="10"/></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35cm solid #000000"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15:38:10.07</meta:creation-date>
    <dc:date>2013-12-15T20:07:18.16</dc:date>
    <meta:editing-duration>PT18H38M14S</meta:editing-duration>
    <meta:editing-cycles>26</meta:editing-cycles>
    <meta:generator>OpenOffice/4.0.1$Win32 OpenOffice.org_project/401m5$Build-9714</meta:generator>
    <meta:document-statistic meta:table-count="0" meta:image-count="14" meta:object-count="0" meta:page-count="13" meta:paragraph-count="78" meta:word-count="610" meta:character-count="3973"/>
  </office:meta>
</office:document-meta>
</file>